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710000008A0DE085135CFFED5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1264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0.0611in"/>
    </style:style>
    <style:style style:name="Table1.E" style:family="table-column">
      <style:table-column-properties style:column-width="0.9972in"/>
    </style:style>
    <style:style style:name="Table1.F" style:family="table-column">
      <style:table-column-properties style:column-width="0.0667in"/>
    </style:style>
    <style:style style:name="Table1.G" style:family="table-column">
      <style:table-column-properties style:column-width="2.1951in"/>
    </style:style>
    <style:style style:name="Table1.A1" style:family="table-cell">
      <style:table-cell-properties fo:padding="0.0097in" fo:border="none"/>
    </style:style>
    <style:style style:name="Table1.4" style:family="table-row">
      <style:table-row-properties style:min-row-height="0.194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2.0014in"/>
    </style:style>
    <style:style style:name="Table2.C" style:family="table-column">
      <style:table-column-properties style:column-width="0.6847in"/>
    </style:style>
    <style:style style:name="Table2.D" style:family="table-column">
      <style:table-column-properties style:column-width="0.7514in"/>
    </style:style>
    <style:style style:name="Table2.E" style:family="table-column">
      <style:table-column-properties style:column-width="1.5028in"/>
    </style:style>
    <style:style style:name="Table2.F" style:family="table-column">
      <style:table-column-properties style:column-width="1.4438in"/>
    </style:style>
    <style:style style:name="Table2.A1" style:family="table-cell">
      <style:table-cell-properties fo:padding-left="0.0403in" fo:padding-right="0.0403in" fo:padding-top="0.0097in" fo:padding-bottom="0.0097in" fo:border-left="0.05pt solid #000000" fo:border-right="none" fo:border-top="0.05pt solid #000000" fo:border-bottom="0.05pt solid #000000"/>
    </style:style>
    <style:style style:name="Table2.F1" style:family="table-cell">
      <style:table-cell-properties fo:padding-left="0.0403in" fo:padding-right="0.0403in" fo:padding-top="0.0097in" fo:padding-bottom="0.0097in" fo:border="0.05pt solid #000000"/>
    </style:style>
    <style:style style:name="Table2.2" style:family="table-row">
      <style:table-row-properties style:min-row-height="0.2208in"/>
    </style:style>
    <style:style style:name="Table2.A2" style:family="table-cell">
      <style:table-cell-properties fo:padding-left="0.0403in" fo:padding-right="0.0403in" fo:padding-top="0.0097in" fo:padding-bottom="0.0097in" fo:border-left="0.05pt solid #000000" fo:border-right="0.05pt solid #000000" fo:border-top="0.05pt solid #000000" fo:border-bottom="none"/>
    </style:style>
    <style:style style:name="Table2.3" style:family="table-row">
      <style:table-row-properties style:min-row-height="0.6257in"/>
    </style:style>
    <style:style style:name="Table2.A3" style:family="table-cell">
      <style:table-cell-properties fo:padding-left="0.0403in" fo:padding-right="0.0403in" fo:padding-top="0.0097in" fo:padding-bottom="0.0097in" fo:border-left="0.05pt solid #000000" fo:border-right="none" fo:border-top="none" fo:border-bottom="none"/>
    </style:style>
    <style:style style:name="Table2.F3" style:family="table-cell">
      <style:table-cell-properties fo:padding-left="0.0403in" fo:padding-right="0.0403in" fo:padding-top="0.0097in" fo:padding-bottom="0.0097in" fo:border-left="0.05pt solid #000000" fo:border-right="0.05pt solid #000000" fo:border-top="none" fo:border-bottom="none"/>
    </style:style>
    <style:style style:name="Table2.A5" style:family="table-cell">
      <style:table-cell-properties fo:padding-left="0.0403in" fo:padding-right="0.0403in" fo:padding-top="0.0097in" fo:padding-bottom="0.0097in" fo:border-left="0.05pt solid #000000" fo:border-right="none" fo:border-top="none" fo:border-bottom="0.05pt solid #000000"/>
    </style:style>
    <style:style style:name="Table2.F5" style:family="table-cell">
      <style:table-cell-properties fo:padding-left="0.0403in" fo:padding-right="0.0403in" fo:padding-top="0.0097in" fo:padding-bottom="0.0097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0.05pt solid #000000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fo:font-size="9pt" style:font-size-asian="9pt" style:font-name-complex="Calibri Light" style:font-size-complex="9pt"/>
    </style:style>
    <style:style style:name="P2" style:family="paragraph" style:parent-style-name="Standard">
      <style:text-properties style:font-name="Muli" fo:font-size="10pt" style:font-size-asian="8.75pt" style:font-size-complex="10pt"/>
    </style:style>
    <style:style style:name="P3" style:family="paragraph" style:parent-style-name="Table_20_Contents">
      <style:text-properties style:font-name="Muli" fo:font-size="10pt" style:font-size-asian="8.75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Muli" fo:font-size="10pt" style:font-size-asian="8.75pt" style:font-size-complex="10pt"/>
    </style:style>
    <style:style style:name="P5" style:family="paragraph" style:parent-style-name="Table_20_Contents">
      <style:text-properties style:font-name="Muli" fo:font-size="10pt" officeooo:paragraph-rsid="009f5d86" style:font-size-asian="8.75pt" style:font-size-complex="10pt"/>
    </style:style>
    <style:style style:name="P6" style:family="paragraph" style:parent-style-name="Table_20_Contents">
      <style:text-properties style:font-name="Muli" fo:font-size="10pt" officeooo:rsid="00d65cd6" officeooo:paragraph-rsid="00d65cd6" style:font-size-asian="8.75pt" style:font-size-complex="10pt"/>
    </style:style>
    <style:style style:name="P7" style:family="paragraph" style:parent-style-name="Table_20_Contents">
      <style:text-properties style:font-name="Muli" fo:font-size="10pt" officeooo:rsid="00d65cd6" officeooo:paragraph-rsid="00ea26dd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Muli" fo:font-size="10pt" officeooo:rsid="00c5468c" officeooo:paragraph-rsid="00c5468c" style:font-size-asian="8.75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Muli" fo:font-size="10pt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Muli" fo:font-size="10pt" officeooo:rsid="0019b341" officeooo:paragraph-rsid="0019b341" style:font-size-asian="8.75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Muli" fo:font-size="10pt" officeooo:rsid="0019b341" officeooo:paragraph-rsid="0019b341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Muli" fo:font-size="10pt" officeooo:rsid="00c82524" officeooo:paragraph-rsid="00c82524" style:font-size-asian="8.75pt" style:font-size-complex="10pt"/>
    </style:style>
    <style:style style:name="P13" style:family="paragraph" style:parent-style-name="Table_20_Contents">
      <style:text-properties style:font-name="Muli" fo:font-size="10pt" officeooo:rsid="00ecc661" officeooo:paragraph-rsid="00d65cd6" style:font-size-asian="8.75pt" style:font-size-complex="10pt"/>
    </style:style>
    <style:style style:name="P14" style:family="paragraph" style:parent-style-name="Table_20_Contents">
      <style:text-properties style:font-name="Muli" fo:font-size="10pt" fo:font-weight="normal" officeooo:rsid="00a2a97b" officeooo:paragraph-rsid="00a2a97b" style:font-size-asian="8.75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Muli" fo:font-size="10pt" fo:font-weight="normal" officeooo:rsid="00a2a97b" officeooo:paragraph-rsid="00a2a97b" style:font-size-asian="8.75pt" style:font-weight-asian="normal" style:font-size-complex="10pt" style:font-weight-complex="normal"/>
    </style:style>
    <style:style style:name="P16" style:family="paragraph" style:parent-style-name="Table_20_Contents">
      <style:text-properties style:font-name="Muli" fo:font-size="10pt" fo:font-weight="normal" officeooo:rsid="00a2a97b" officeooo:paragraph-rsid="00d52cb6" style:font-size-asian="8.75pt" style:font-weight-asian="normal" style:font-size-complex="10pt" style:font-weight-complex="normal"/>
    </style:style>
    <style:style style:name="P17" style:family="paragraph" style:parent-style-name="Table_20_Contents">
      <style:text-properties style:font-name="Muli" fo:font-size="10pt" fo:font-weight="normal" style:font-size-asian="8.75pt" style:font-weight-asian="normal" style:font-size-complex="10pt" style:font-weight-complex="normal"/>
    </style:style>
    <style:style style:name="P18" style:family="paragraph" style:parent-style-name="Table_20_Contents">
      <style:text-properties style:font-name="Muli" fo:font-size="10pt" fo:font-weight="normal" officeooo:rsid="0019b341" officeooo:paragraph-rsid="0019b341" style:font-size-asian="8.75pt" style:font-weight-asian="normal" style:font-size-complex="10pt" style:font-weight-complex="normal"/>
    </style:style>
    <style:style style:name="P19" style:family="paragraph" style:parent-style-name="Table_20_Contents">
      <style:text-properties style:font-name="Muli" fo:font-size="10pt" fo:font-weight="normal" officeooo:rsid="00a3668c" officeooo:paragraph-rsid="00a3668c" style:font-size-asian="8.75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Muli" fo:font-size="10pt" fo:font-weight="normal" style:font-size-asian="8.75pt" style:font-weight-asian="normal" style:font-size-complex="10pt" style:font-weight-complex="normal"/>
    </style:style>
    <style:style style:name="P21" style:family="paragraph" style:parent-style-name="Table_20_Contents">
      <style:text-properties style:font-name="Muli" fo:font-size="10pt" fo:font-weight="normal" officeooo:rsid="00ae2711" officeooo:paragraph-rsid="00ae2711" style:font-size-asian="8.75pt" style:font-weight-asian="normal" style:font-size-complex="10pt" style:font-weight-complex="normal"/>
    </style:style>
    <style:style style:name="P22" style:family="paragraph" style:parent-style-name="Table_20_Contents">
      <style:text-properties style:font-name="Muli" fo:font-size="10pt" fo:font-weight="normal" officeooo:rsid="00d52cb6" officeooo:paragraph-rsid="00d52cb6" style:font-size-asian="8.75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Muli" fo:font-size="10pt" fo:font-weight="normal" officeooo:rsid="00d52cb6" officeooo:paragraph-rsid="00d52cb6" style:font-size-asian="8.75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Muli" fo:font-size="10pt" fo:font-weight="normal" officeooo:rsid="00beaa3e" officeooo:paragraph-rsid="00beaa3e" style:font-size-asian="8.75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Muli" fo:font-size="10pt" fo:font-weight="normal" officeooo:rsid="00d65cd6" officeooo:paragraph-rsid="00d65cd6" style:font-size-asian="8.75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normal" officeooo:rsid="00beaa3e" officeooo:paragraph-rsid="00beaa3e" style:font-size-asian="8.75pt" style:font-weight-asian="normal" style:font-size-complex="10pt" style:font-weight-complex="normal"/>
    </style:style>
    <style:style style:name="P27" style:family="paragraph" style:parent-style-name="Table_20_Contents">
      <style:text-properties style:font-name="Muli" fo:font-size="12pt" fo:font-weight="bold" officeooo:rsid="0027ed02" officeooo:paragraph-rsid="0027ed02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Muli" fo:font-size="14pt" fo:font-weight="bold" officeooo:rsid="00d52cb6" officeooo:paragraph-rsid="00d52cb6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fo:color="#ffffff" loext:opacity="100%" style:font-name="Muli" fo:font-size="10pt" officeooo:rsid="004ef51f" officeooo:paragraph-rsid="004ef51f" style:font-size-asian="8.75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ffffff" loext:opacity="100%" style:font-name="Muli" fo:font-size="10pt" style:font-size-asian="8.75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color="#ffffff" loext:opacity="100%" style:font-name="Muli" fo:font-size="10pt" officeooo:rsid="00fbb11b" officeooo:paragraph-rsid="00fbb11b" fo:background-color="#1c1c1c" style:font-size-asian="8.75pt" style:font-size-complex="10pt"/>
    </style:style>
    <style:style style:name="P32" style:family="paragraph" style:parent-style-name="Standard"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officeooo:paragraph-rsid="00d52cb6" style:text-blinking="false" fo:background-color="transparent" style:font-size-asian="8.75pt" style:font-weight-asian="normal" style:font-size-complex="10pt" style:font-weight-complex="normal"/>
    </style:style>
    <style:style style:name="P33" style:family="paragraph" style:parent-style-name="Standard"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officeooo:rsid="00a2a97b" officeooo:paragraph-rsid="00ea26dd" style:text-blinking="false" fo:background-color="transparent" style:font-size-asian="8.75pt" style:font-weight-asian="normal" style:font-size-complex="10pt" style:font-weight-complex="normal"/>
    </style:style>
    <style:style style:name="P34" style:family="paragraph" style:parent-style-name="Standard">
      <style:text-properties fo:font-variant="normal" fo:text-transform="none" fo:color="#000000" loext:opacity="100%" style:text-line-through-style="none" style:text-line-through-type="none" style:font-name="Muli" fo:font-size="10pt" fo:font-style="normal" style:text-underline-style="none" fo:font-weight="normal" officeooo:rsid="00a2a97b" officeooo:paragraph-rsid="00d52cb6" style:text-blinking="false" fo:background-color="transparent" style:font-size-asian="8.75pt" style:font-weight-asian="normal" style:font-size-complex="10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text-line-through-style="none" style:text-line-through-type="none" style:font-name="Muli" fo:font-size="10pt" fo:font-style="normal" style:text-underline-style="none" fo:font-weight="normal" officeooo:rsid="00a2a97b" officeooo:paragraph-rsid="00ea26dd" style:text-blinking="false" fo:background-color="transparent" style:font-size-asian="8.75pt" style:font-weight-asian="normal" style:font-size-complex="10pt" style:font-weight-complex="normal"/>
    </style:style>
    <style:style style:name="P36" style:family="paragraph" style:parent-style-name="Standard">
      <style:text-properties officeooo:paragraph-rsid="00ce1c33"/>
    </style:style>
    <style:style style:name="P37" style:family="paragraph" style:parent-style-name="Standard">
      <style:text-properties officeooo:paragraph-rsid="00d65cd6"/>
    </style:style>
    <style:style style:name="P38" style:family="paragraph" style:parent-style-name="Table_20_Contents">
      <style:text-properties style:font-name="Muli" fo:font-size="10pt" officeooo:rsid="0109020d" officeooo:paragraph-rsid="0109020d" style:font-size-asian="8.75pt" style:font-size-complex="10pt"/>
    </style:style>
    <style:style style:name="T1" style:family="text">
      <style:text-properties officeooo:rsid="01076c37"/>
    </style:style>
    <style:style style:name="fr1" style:family="graphic" style:parent-style-name="Frame">
      <style:graphic-properties fo:margin-left="0.1256in" fo:margin-right="0.1256in" fo:margin-top="0.05in" fo:margin-bottom="0.05in" style:run-through="background" style:wrap="run-through" style:number-wrapped-paragraphs="no-limit" style:vertical-pos="from-top" style:vertical-rel="paragraph" style:horizontal-pos="from-left" style:horizontal-rel="page-content" fo:background-color="#ffc000" draw:fill="solid" draw:fill-color="#ffc000" fo:padding-left="0.1in" fo:padding-right="0.1in" fo:padding-top="0.05in" fo:padding-bottom="0.05in" fo:border="0.74pt solid #ffffff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7"/>
          </table:table-cell>
          <table:table-cell table:style-name="Table1.A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  <text:p text:style-name="P28">INVENTORY OUT/<text:span text:style-name="T1">RETURN</text:span> FOR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7"/>
          </table:table-cell>
          <table:table-cell table:style-name="Table1.A1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22">Request by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34"><text:text-input text:description="&lt;o.partner_id.name&gt;">PIC_NAME</text:text-input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# Document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17"><text:text-input text:description="&lt;o.name&gt;">PO_NUMBER</text:text-input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2"><text:text-input text:description="&lt;o.partner_id.parent_id&gt;">COMPANY_NAME</text:text-input><text:s/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Date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1"><text:text-input text:description="&lt;time.strftime('%d %B %Y', time.strptime(o.scheduled_date.split(' ')[0], '%Y-%m-%d')) if o.scheduled_date else '-'&gt;">PO_DATE</text:text-input>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text:text-input text:description="&lt;&quot;\n&quot;.join(o.partner_id.parent_id.contact_address.split(&quot;\n&quot;)[1:]).replace(&quot;\n&quot;, &quot;&quot;)&gt;">COMPANY_ADDRESS</text:text-input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>Reference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17"><text:text-input text:description="&lt;o.origin&gt;">PO_REF</text:text-input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>Description</text:p>
          </table:table-cell>
          <table:table-cell table:style-name="Table1.A1" office:value-type="string">
            <text:p text:style-name="P30">:</text:p>
          </table:table-cell>
          <table:table-cell table:style-name="Table1.A1" office:value-type="string">
            <text:p text:style-name="P31"/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4">No</text:p>
          </table:table-cell>
          <table:table-cell table:style-name="Table2.A1" office:value-type="string">
            <text:p text:style-name="P24">Product Name</text:p>
          </table:table-cell>
          <table:table-cell table:style-name="Table2.A1" office:value-type="string">
            <text:p text:style-name="P24">Qty</text:p>
          </table:table-cell>
          <table:table-cell table:style-name="Table2.A1" office:value-type="string">
            <text:p text:style-name="P26">Unit</text:p>
          </table:table-cell>
          <table:table-cell table:style-name="Table2.A1" office:value-type="string">
            <text:p text:style-name="P23">Source Location</text:p>
          </table:table-cell>
          <table:table-cell table:style-name="Table2.F1" office:value-type="string">
            <text:p text:style-name="P25">Destination Location</text:p>
          </table:table-cell>
        </table:table-row>
        <table:table-row table:style-name="Table2.2">
          <table:table-cell table:style-name="Table2.A2" table:number-columns-spanned="6" office:value-type="string">
            <text:p text:style-name="P3"><text:text-input text:description="&lt;for each=&quot;line in o.move_lines&quot;&gt;">START_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8"><text:text-input text:description="&lt;str(o.move_lines.mapped('id').index(line.id)+1)&gt;">NUMBER</text:text-input></text:p>
          </table:table-cell>
          <table:table-cell table:style-name="Table2.A3" office:value-type="string">
            <text:p text:style-name="P9"><text:text-input text:description="&lt;line.product_id.name&gt;">PRODUCT_NAME</text:text-input></text:p>
          </table:table-cell>
          <table:table-cell table:style-name="Table2.A3" office:value-type="string">
            <text:p text:style-name="P10"><text:text-input text:description="&lt;line.quantity_done&gt;">QTY</text:text-input></text:p>
          </table:table-cell>
          <table:table-cell table:style-name="Table2.A3" office:value-type="string">
            <text:p text:style-name="P12"><text:text-input text:description="&lt;line.product_uom&gt;">UoM</text:text-input></text:p>
          </table:table-cell>
          <table:table-cell table:style-name="Table2.A3" office:value-type="string">
            <text:p text:style-name="P11"><text:text-input text:description="&lt;o.picking_type_id.default_location_src_id.name&gt;">LOCATION</text:text-input></text:p>
          </table:table-cell>
          <table:table-cell table:style-name="Table2.F3" office:value-type="string">
            <text:p text:style-name="P11"><text:text-input text:description="&lt;o.picking_type_id.default_location_dest_id.name&gt;">Destination location</text:text-input></text:p>
          </table:table-cell>
        </table:table-row>
        <table:table-row>
          <table:table-cell table:style-name="Table2.F3" table:number-columns-spanned="6" office:value-type="string">
            <text:p text:style-name="P3"><text:text-input text:description="&lt;/for&gt;">END_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office:value-type="string">
            <text:p text:style-name="P3"/>
          </table:table-cell>
          <table:table-cell table:style-name="Table2.A5" office:value-type="string">
            <text:p text:style-name="P3"/>
          </table:table-cell>
          <table:table-cell table:style-name="Table2.A5" office:value-type="string">
            <text:p text:style-name="P3"/>
          </table:table-cell>
          <table:table-cell table:style-name="Table2.A5" office:value-type="string">
            <text:p text:style-name="P3"/>
          </table:table-cell>
          <table:table-cell table:style-name="Table2.A5" office:value-type="string">
            <text:p text:style-name="P3"/>
          </table:table-cell>
          <table:table-cell table:style-name="Table2.F5" office:value-type="string">
            <text:p text:style-name="P3"/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Handed over by,</text:p>
          </table:table-cell>
          <table:table-cell table:style-name="Table4.B1" office:value-type="string">
            <text:p text:style-name="P6">Received by,</text:p>
          </table:table-cell>
        </table:table-row>
        <table:table-row>
          <table:table-cell table:style-name="Table4.A2" office:value-type="string">
            <text:p text:style-name="P6"/>
            <text:p text:style-name="P6"/>
            <text:p text:style-name="P6"/>
            <text:p text:style-name="P6"/>
            <text:p text:style-name="P13"/>
            <text:p text:style-name="P6"/>
          </table:table-cell>
          <table:table-cell table:style-name="Table4.B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37"/>
          </table:table-cell>
        </table:table-row>
        <table:table-row>
          <table:table-cell table:style-name="Table4.A3" office:value-type="string">
            <text:p text:style-name="P7"><text:text-input text:description="&lt;user.display_name&gt;">USER_LOGIN</text:text-input></text:p>
            <text:p text:style-name="P7">Procurement</text:p>
          </table:table-cell>
          <table:table-cell table:style-name="Table4.B3" office:value-type="string">
            <text:p text:style-name="P35"><text:text-input text:description="&lt;o.partner_id.name&gt;">PIC_NAME</text:text-input></text:p>
            <text:p text:style-name="P33"><text:text-input text:description="&lt;o.partner_id.parent_id&gt;">COMPANY_NAME</text:text-input><text:s/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alibri Light" fo:font-size="9pt" style:font-size-asian="9pt" style:font-name-complex="Calibri Light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fo:margin-top="0.05in" fo:margin-bottom="0.05in" style:run-through="background" style:wrap="run-through" style:number-wrapped-paragraphs="no-limit" style:vertical-pos="from-top" style:vertical-rel="paragraph" style:horizontal-pos="from-left" style:horizontal-rel="page-content" fo:background-color="#ffc000" draw:fill="solid" draw:fill-color="#ffc000" fo:padding-left="0.1in" fo:padding-right="0.1in" fo:padding-top="0.05in" fo:padding-bottom="0.05in" fo:border="0.74pt solid #fffff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y="0.2453in" svg:width="7.1362in" svg:height="0.8661in" draw:z-index="0"><draw:image xlink:href="Pictures/10000000000004710000008A0DE085135CFFED53.png" xlink:type="simple" xlink:show="embed" xlink:actuate="onLoad" draw:mime-type="image/png"/></draw:frame></text:p>
      </style:header>
      <style:footer>
        <text:p text:style-name="Footer"><draw:frame draw:style-name="Mfr2" draw:name="Frame1" text:anchor-type="char" svg:x="-1.2689in" svg:y="0.3425in" svg:width="8.5374in" svg:height="0.3047in" draw:z-index="1"><draw:text-box><text:p text:style-name="MP1">www.hukumonline.com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07:10:32.848629482</meta:creation-date>
    <dc:date>2023-08-22T15:29:23.045737725</dc:date>
    <meta:editing-duration>P2DT5M3S</meta:editing-duration>
    <meta:editing-cycles>175</meta:editing-cycles>
    <meta:generator>LibreOffice/7.3.7.2$Linux_X86_64 LibreOffice_project/30$Build-2</meta:generator>
    <meta:document-statistic meta:table-count="3" meta:image-count="1" meta:object-count="0" meta:page-count="1" meta:paragraph-count="38" meta:word-count="83" meta:character-count="380" meta:non-whitespace-character-count="367"/>
  </office:meta>
</office:document-meta>
</file>